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ffffff"/>
    </style:style>
    <style:style style:name="gr5" style:family="graphic" style:parent-style-name="standard">
      <style:graphic-properties svg:stroke-width="0.001cm" svg:stroke-color="#000000" draw:fill="none" draw:fill-color="#ffffff" fo:padding-top="-0.049cm" fo:padding-bottom="-0.049cm" fo:padding-left="-0.049cm" fo:padding-right="-0.049cm"/>
    </style:style>
    <style:style style:name="gr6" style:family="graphic" style:parent-style-name="standard">
      <style:graphic-properties draw:stroke="none" svg:stroke-width="0.001cm" draw:fill-color="#000000"/>
    </style:style>
  </office:automatic-styles>
  <office:body>
    <office:drawing>
      <draw:page draw:name="page1" draw:style-name="dp1" draw:master-page-name="Default">
        <draw:g>
          <draw:glue-point draw:id="4" svg:x="-0.01cm" svg:y="-5cm"/>
          <draw:glue-point draw:id="5" svg:x="-0.001cm" svg:y="5cm"/>
          <draw:glue-point draw:id="6" svg:x="-5cm" svg:y="-2.693cm"/>
          <draw:glue-point draw:id="7" svg:x="-5cm" svg:y="2.653cm"/>
          <draw:glue-point draw:id="8" svg:x="-5cm" svg:y="-0.021cm"/>
          <draw:glue-point draw:id="9" svg:x="5cm" svg:y="-2.658cm"/>
          <draw:glue-point draw:id="10" svg:x="5cm" svg:y="2.653cm"/>
          <draw:glue-point draw:id="11" svg:x="5cm" svg:y="-0.002cm"/>
          <draw:glue-point draw:id="12" svg:x="-0.001cm" svg:y="-0.009cm"/>
          <draw:polygon draw:style-name="gr1" draw:layer="layout" svg:width="3.398cm" svg:height="1.176cm" svg:x="0cm" svg:y="0.824cm" svg:viewBox="0 0 3399 1177" draw:points="3399,588 3396,558 3389,528 3378,498 3363,469 3344,440 3321,411 3293,383 3261,356 3225,329 3185,303 3140,277 3093,251 3042,228 2989,205 2930,182 2870,161 2806,141 2739,123 2669,105 2598,88 2523,73 2448,60 2368,47 2290,35 2207,26 2124,18 2041,11 1956,7 1870,2 1785,0 1699,0 1613,0 1527,2 1441,7 1357,11 1273,18 1191,26 1108,35 1028,47 950,60 874,73 800,88 728,105 658,123 592,141 527,161 468,182 409,205 355,228 304,251 257,277 213,303 173,329 137,356 105,383 77,411 53,440 35,469 19,498 9,528 1,558 0,588 1,617 9,647 19,677 35,707 53,736 77,765 105,793 137,820 173,847 213,873 257,899 304,925 355,948 409,971 468,994 527,1015 592,1035 658,1053 728,1071 800,1088 874,1103 950,1116 1028,1129 1108,1140 1191,1150 1273,1158 1357,1164 1441,1170 1527,1174 1613,1176 1699,1177 1785,1176 1870,1174 1956,1170 2041,1164 2124,1158 2207,1150 2290,1140 2368,1129 2448,1116 2523,1103 2598,1088 2669,1071 2739,1053 2806,1035 2870,1015 2930,994 2989,971 3042,948 3093,925 3140,899 3185,873 3225,847 3261,820 3293,793 3321,765 3344,736 3363,707 3378,677 3389,647 3396,617">
            <text:p/>
          </draw:polygon>
          <draw:polygon draw:style-name="gr2" draw:layer="layout" svg:width="3.378cm" svg:height="1.156cm" svg:x="0cm" svg:y="0.824cm" svg:viewBox="0 0 3379 1157" draw:points="3379,579 3377,549 3370,519 3360,491 3345,463 3324,433 3301,405 3275,378 3242,350 3206,324 3167,298 3123,273 3076,248 3026,225 2972,201 2914,180 2853,160 2789,140 2724,121 2654,104 2583,88 2509,73 2433,60 2356,47 2277,37 2195,27 2113,19 2030,11 1946,7 1861,3 1774,1 1689,0 1603,1 1518,3 1433,7 1348,11 1265,19 1184,27 1102,37 1022,47 944,60 870,73 795,88 724,104 655,121 589,140 525,160 464,180 406,201 353,225 302,248 255,273 212,298 172,324 136,350 104,378 77,405 53,433 34,463 18,491 7,519 1,549 0,579 1,608 7,637 18,666 34,695 53,724 77,752 104,779 136,807 172,833 212,860 255,885 302,908 353,932 406,956 464,977 525,997 589,1017 655,1036 724,1053 795,1070 870,1085 944,1098 1022,1110 1102,1121 1184,1130 1265,1138 1348,1145 1433,1150 1518,1154 1603,1156 1689,1157 1774,1156 1861,1154 1946,1150 2030,1145 2113,1138 2195,1130 2277,1121 2356,1110 2433,1098 2509,1085 2583,1070 2654,1053 2724,1036 2789,1017 2853,997 2914,977 2972,956 3026,932 3076,908 3123,885 3167,860 3206,833 3242,807 3275,779 3301,752 3324,724 3345,695 3360,666 3370,637 3377,608">
            <text:p/>
          </draw:polygon>
          <draw:polygon draw:style-name="gr1" draw:layer="layout" svg:width="3.378cm" svg:height="0.825cm" svg:x="0cm" svg:y="0.598cm" svg:viewBox="0 0 3379 826" draw:points="0,0 0,826 3379,826 3379,0">
            <text:p/>
          </draw:polygon>
          <draw:polygon draw:style-name="gr3" draw:layer="layout" svg:width="3.398cm" svg:height="1.175cm" svg:x="0cm" svg:y="0cm" svg:viewBox="0 0 3399 1176" draw:points="3399,587 3396,557 3389,528 3378,498 3363,468 3344,440 3321,411 3293,383 3261,355 3225,328 3185,302 3140,276 3093,251 3042,228 2989,204 2930,182 2870,161 2806,141 2739,123 2669,105 2598,88 2523,73 2448,60 2368,47 2290,35 2207,26 2124,18 2041,11 1956,6 1870,2 1785,0 1699,0 1613,0 1527,2 1441,6 1357,11 1273,18 1191,26 1108,35 1028,47 950,60 874,73 800,88 728,105 658,123 592,141 527,161 468,182 409,204 355,228 304,251 257,276 213,302 173,328 137,355 105,383 77,411 53,440 35,468 19,498 9,528 1,557 0,587 1,617 9,647 19,677 35,706 53,735 77,763 105,791 137,819 173,846 213,872 257,898 304,923 355,947 409,970 468,993 527,1013 592,1033 658,1052 728,1070 800,1086 874,1101 950,1115 1028,1128 1108,1139 1191,1148 1273,1156 1357,1163 1441,1168 1527,1172 1613,1175 1699,1176 1785,1175 1870,1172 1956,1168 2041,1163 2124,1156 2207,1148 2290,1139 2368,1128 2448,1115 2523,1101 2598,1086 2669,1070 2739,1052 2806,1033 2870,1013 2930,993 2989,970 3042,947 3093,923 3140,898 3185,872 3225,846 3261,819 3293,791 3321,763 3344,735 3363,706 3378,677 3389,647 3396,617">
            <text:p/>
          </draw:polygon>
          <draw:polygon draw:style-name="gr2" draw:layer="layout" svg:width="3.378cm" svg:height="1.155cm" svg:x="0cm" svg:y="0cm" svg:viewBox="0 0 3379 1156" draw:points="3379,577 3377,548 3370,519 3360,489 3345,461 3324,432 3301,404 3275,376 3242,349 3206,323 3167,296 3123,271 3076,247 3026,223 2972,200 2914,179 2853,158 2789,139 2724,120 2654,103 2583,86 2509,71 2433,58 2356,46 2277,35 2195,26 2113,18 2030,11 1946,6 1861,2 1774,0 1689,0 1603,0 1518,2 1433,6 1348,11 1265,18 1184,26 1102,35 1022,46 944,58 870,71 795,86 724,103 655,120 589,139 525,158 464,179 406,200 353,223 302,247 255,271 212,296 172,323 136,349 104,376 77,404 53,432 34,461 18,489 7,519 1,548 0,577 1,607 7,635 18,664 34,693 53,722 77,750 104,777 136,805 172,832 212,857 255,883 302,907 353,931 406,954 464,975 525,996 589,1015 655,1034 724,1052 795,1068 870,1083 944,1096 1022,1108 1102,1118 1184,1128 1265,1137 1348,1144 1433,1148 1518,1152 1603,1154 1689,1156 1774,1154 1861,1152 1946,1148 2030,1144 2113,1137 2195,1128 2277,1118 2356,1108 2433,1096 2509,1083 2583,1068 2654,1052 2724,1034 2789,1015 2853,996 2914,975 2972,954 3026,931 3076,907 3123,883 3167,857 3206,832 3242,805 3275,777 3301,750 3324,722 3345,693 3360,664 3370,635 3377,607">
            <text:p/>
          </draw:polygon>
          <draw:line draw:style-name="gr2" draw:layer="layout" svg:x1="0cm" svg:y1="0.577cm" svg:x2="0cm" svg:y2="1.402cm">
            <text:p/>
          </draw:line>
          <draw:line draw:style-name="gr2" draw:layer="layout" svg:x1="3.378cm" svg:y1="0.577cm" svg:x2="3.378cm" svg:y2="1.402cm">
            <text:p/>
          </draw:line>
          <draw:polygon draw:style-name="gr4" draw:layer="layout" svg:width="0.37cm" svg:height="0.351cm" svg:x="1.072cm" svg:y="0.392cm" svg:viewBox="0 0 371 352" draw:points="0,0 81,352 123,352 185,145 246,352 288,352 371,0 309,0 267,207 205,0 164,0 103,207 39,0">
            <text:p/>
          </draw:polygon>
          <draw:polygon draw:style-name="gr5" draw:layer="layout" svg:width="0.37cm" svg:height="0.351cm" svg:x="1.072cm" svg:y="0.392cm" svg:viewBox="0 0 371 352" draw:points="0,0 81,352 123,352 185,145 246,352 288,352 371,0 309,0 267,207 205,0 164,0 103,207 39,0">
            <text:p/>
          </draw:polygon>
          <draw:polygon draw:style-name="gr4" draw:layer="layout" svg:width="0.392cm" svg:height="0.351cm" svg:x="1.483cm" svg:y="0.392cm" svg:viewBox="0 0 393 352" draw:points="0,0 104,352 144,352 206,145 268,352 309,352 393,0 331,0 289,207 226,0 186,0 124,207 61,0">
            <text:p/>
          </draw:polygon>
          <draw:polygon draw:style-name="gr5" draw:layer="layout" svg:width="0.392cm" svg:height="0.351cm" svg:x="1.483cm" svg:y="0.392cm" svg:viewBox="0 0 393 352" draw:points="0,0 104,352 144,352 206,145 268,352 309,352 393,0 331,0 289,207 226,0 186,0 124,207 61,0">
            <text:p/>
          </draw:polygon>
          <draw:polygon draw:style-name="gr4" draw:layer="layout" svg:width="0.392cm" svg:height="0.351cm" svg:x="1.916cm" svg:y="0.392cm" svg:viewBox="0 0 393 352" draw:points="0,0 82,352 143,352 206,145 268,352 310,352 393,0 330,0 289,207 226,0 185,0 123,207 60,0">
            <text:p/>
          </draw:polygon>
          <draw:polygon draw:style-name="gr5" draw:layer="layout" svg:width="0.392cm" svg:height="0.351cm" svg:x="1.916cm" svg:y="0.392cm" svg:viewBox="0 0 393 352" draw:points="0,0 82,352 143,352 206,145 268,352 310,352 393,0 330,0 289,207 226,0 185,0 123,207 60,0">
            <text:p/>
          </draw:polygon>
          <draw:polygon draw:style-name="gr4" draw:layer="layout" svg:width="2.224cm" svg:height="0.268cm" svg:x="0.577cm" svg:y="0.144cm" svg:viewBox="0 0 2225 269" draw:points="349,0 0,124 349,269 349,186 2225,186 2225,62 349,62">
            <text:p/>
          </draw:polygon>
          <draw:polygon draw:style-name="gr6" draw:layer="layout" svg:width="1.874cm" svg:height="0.041cm" svg:x="0.926cm" svg:y="0.165cm" svg:viewBox="0 0 1875 42" draw:points="0,0 1875,0 1875,42 0,42">
            <text:p/>
          </draw:polygon>
          <draw:polygon draw:style-name="gr4" draw:layer="layout" svg:width="2.307cm" svg:height="0.247cm" svg:x="0.515cm" svg:y="0.784cm" svg:viewBox="0 0 2308 248" draw:points="1957,0 2308,124 1957,248 1957,165 0,165 0,61 1957,61">
            <text:p/>
          </draw:polygon>
          <draw:polygon draw:style-name="gr6" draw:layer="layout" svg:width="0.392cm" svg:height="0.165cm" svg:x="2.471cm" svg:y="0.742cm" svg:viewBox="0 0 393 166" draw:points="0,41 352,166 393,145 0,0">
            <text:p/>
          </draw:polygon>
          <draw:polygon draw:style-name="gr6" draw:layer="layout" svg:width="1.956cm" svg:height="0.042cm" svg:x="0.515cm" svg:y="0.804cm" svg:viewBox="0 0 1957 43" draw:points="1957,0 0,0 0,43 1957,43">
            <text:p/>
          </draw:polygon>
          <draw:polygon draw:style-name="gr6" draw:layer="layout" svg:width="0.392cm" svg:height="0.145cm" svg:x="0.535cm" svg:y="0.123cm" svg:viewBox="0 0 393 146" draw:points="393,21 41,146 0,124 393,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icroWebserver</dc:title>
    <meta:creation-date>2011-02-07T16:44:00</meta:creation-date>
    <meta:editing-duration>P0D</meta:editing-duration>
    <meta:editing-cycles>1</meta:editing-cycles>
    <meta:document-statistic meta:object-count="20"/>
    <meta:generator>OpenOffice.org/3.3$Linux OpenOffice.org_project/330m20$Build-9567</meta:generator>
  </office:meta>
</office:document-meta>
</file>